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Georgia" svg:font-family="Georgia"/>
    <style:font-face style:name="Lato" svg:font-family="Lato"/>
    <style:font-face style:name="Lato Hairline" svg:font-family="'Lato Hairline'"/>
    <style:font-face style:name="Lato Light" svg:font-family="'Lato Light'"/>
    <style:font-face style:name="Lato Medium" svg:font-family="'Lato Medium'"/>
    <style:font-face style:name="Lato2" svg:font-family="Lato, sans-serif"/>
    <style:font-face style:name="FreeSans1" svg:font-family="FreeSans" style:font-family-generic="swiss"/>
    <style:font-face style:name="Lato1" svg:font-family="Lato" style:font-pitch="variable"/>
    <style:font-face style:name="Lato3" svg:font-family="Lato" style:font-adornments="Regular" style:font-pitch="variable"/>
    <style:font-face style:name="Lato Light1" svg:font-family="'Lato Light'" style:font-pitch="variable"/>
    <style:font-face style:name="Lato Thin" svg:font-family="'Lato Thin'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Lato Thin" fo:font-size="9pt" officeooo:rsid="003ac5e3" officeooo:paragraph-rsid="003ac5e3" style:font-size-asian="7.84999990463257pt" style:font-size-complex="9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Lato"/>
    </style:style>
    <style:style style:name="P4" style:family="paragraph" style:parent-style-name="Standard">
      <style:paragraph-properties fo:margin-top="0cm" fo:margin-bottom="0cm" loext:contextual-spacing="false"/>
      <style:text-properties style:font-name="Lato" fo:font-size="10pt" style:font-size-asian="10pt"/>
    </style:style>
    <style:style style:name="P5" style:family="paragraph" style:parent-style-name="Standard">
      <style:paragraph-properties fo:margin-top="0cm" fo:margin-bottom="0cm" loext:contextual-spacing="false"/>
      <style:text-properties style:font-name="Lato" fo:font-size="10pt" officeooo:paragraph-rsid="001e82af" style:font-size-asian="10pt"/>
    </style:style>
    <style:style style:name="P6" style:family="paragraph" style:parent-style-name="Standard">
      <style:paragraph-properties fo:margin-top="0cm" fo:margin-bottom="0cm" loext:contextual-spacing="false"/>
      <style:text-properties style:font-name="Lato" fo:font-size="10p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/>
      <style:text-properties style:font-name="Lato" fo:font-size="10pt" officeooo:paragraph-rsid="002e40c3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/>
      <style:text-properties style:font-name="Lato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cm" fo:margin-bottom="0cm" loext:contextual-spacing="false"/>
      <style:text-properties style:font-name="Lato" fo:font-weight="bold" style:font-weight-asian="bold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1ef307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20e855"/>
    </style:style>
    <style:style style:name="P12" style:family="paragraph" style:parent-style-name="Standard">
      <style:paragraph-properties fo:margin-top="0cm" fo:margin-bottom="0cm" loext:contextual-spacing="false"/>
      <style:text-properties fo:color="#404040" style:font-name="Lato" fo:font-size="10pt" fo:font-weight="bold" style:font-size-asian="10pt" style:font-weight-asian="bold"/>
    </style:style>
    <style:style style:name="P13" style:family="paragraph" style:parent-style-name="Standard">
      <style:paragraph-properties fo:margin-top="0cm" fo:margin-bottom="0cm" loext:contextual-spacing="false"/>
      <style:text-properties fo:color="#595959" style:font-name="Lato" fo:font-size="10p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/>
      <style:text-properties fo:color="#595959" style:font-name="Lato" fo:font-size="10pt" officeooo:rsid="002cb09f" officeooo:paragraph-rsid="002cb09f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042ada5"/>
    </style:style>
    <style:style style:name="P16" style:family="paragraph" style:parent-style-name="List_20_Paragraph">
      <style:paragraph-properties fo:margin-top="0cm" fo:margin-bottom="0cm" loext:contextual-spacing="false"/>
      <style:text-properties style:font-name="Lato" fo:font-size="10pt" style:font-size-asian="10pt"/>
    </style:style>
    <style:style style:name="P17" style:family="paragraph" style:parent-style-name="List_20_Paragraph">
      <style:paragraph-properties fo:margin-top="0cm" fo:margin-bottom="0cm" loext:contextual-spacing="false"/>
      <style:text-properties officeooo:rsid="0023c8fd" officeooo:paragraph-rsid="0023c8fd"/>
    </style:style>
    <style:style style:name="P18" style:family="paragraph" style:parent-style-name="Heading_20_1">
      <style:paragraph-properties fo:margin-top="0cm" fo:margin-bottom="0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style:font-name="Lato"/>
    </style:style>
    <style:style style:name="P20" style:family="paragraph" style:parent-style-name="Heading_20_1">
      <style:paragraph-properties fo:margin-top="0cm" fo:margin-bottom="0cm" loext:contextual-spacing="false"/>
      <style:text-properties style:font-name="Lato" officeooo:rsid="0023c8fd" officeooo:paragraph-rsid="0023c8fd"/>
    </style:style>
    <style:style style:name="P21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Lato" fo:font-size="10pt" style:font-size-asian="10pt"/>
    </style:style>
    <style:style style:name="P22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</style:style>
    <style:style style:name="P23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fo:font-weight="bold" style:font-size-asian="10pt" style:font-weight-asian="bold"/>
    </style:style>
    <style:style style:name="P24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style:font-size-asian="10pt"/>
    </style:style>
    <style:style style:name="P25" style:family="paragraph" style:parent-style-name="Contact_20_Info">
      <style:text-properties officeooo:paragraph-rsid="002f3e81"/>
    </style:style>
    <style:style style:name="P26" style:family="paragraph" style:parent-style-name="Contact_20_Info">
      <style:text-properties style:font-name="Lato" officeooo:paragraph-rsid="002f3e81"/>
    </style:style>
    <style:style style:name="P27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</style:style>
    <style:style style:name="P28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style:font-size-asian="10pt"/>
    </style:style>
    <style:style style:name="P29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officeooo:paragraph-rsid="0047d30c" style:font-size-asian="10pt"/>
    </style:style>
    <style:style style:name="P30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1" officeooo:paragraph-rsid="0047d30c"/>
    </style:style>
    <style:style style:name="P31" style:family="paragraph" style:parent-style-name="Standard">
      <style:paragraph-properties fo:margin-top="0cm" fo:margin-bottom="0cm" loext:contextual-spacing="false"/>
      <style:text-properties style:font-name="Lato" officeooo:paragraph-rsid="0047d30c"/>
    </style:style>
    <style:style style:name="P32" style:family="paragraph" style:parent-style-name="Standard">
      <style:paragraph-properties fo:margin-top="0cm" fo:margin-bottom="0cm" loext:contextual-spacing="false"/>
      <style:text-properties officeooo:paragraph-rsid="00457c8f"/>
    </style:style>
    <style:style style:name="P33" style:family="paragraph" style:parent-style-name="Heading_20_1">
      <style:paragraph-properties fo:margin-top="0cm" fo:margin-bottom="0cm" loext:contextual-spacing="false"/>
      <style:text-properties style:font-name="Lato" officeooo:paragraph-rsid="0048e442"/>
    </style:style>
    <style:style style:name="P34" style:family="paragraph" style:parent-style-name="Name" style:master-page-name="Standard">
      <style:paragraph-properties fo:margin-top="0cm" fo:margin-bottom="0cm" loext:contextual-spacing="false" style:page-number="auto"/>
      <style:text-properties style:font-name="Lato"/>
    </style:style>
    <style:style style:name="P35" style:family="paragraph" style:parent-style-name="List_20_Paragraph" style:list-style-name="WWNum9">
      <style:paragraph-properties fo:margin-top="0cm" fo:margin-bottom="0cm" loext:contextual-spacing="false"/>
      <style:text-properties officeooo:rsid="001ef307" officeooo:paragraph-rsid="001ef307"/>
    </style:style>
    <style:style style:name="P36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1ef307" officeooo:paragraph-rsid="001ef307" style:font-size-asian="10pt"/>
    </style:style>
    <style:style style:name="P37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style:font-size-asian="10pt"/>
    </style:style>
    <style:style style:name="P38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0e855" officeooo:paragraph-rsid="0020e855" style:font-size-asian="10pt"/>
    </style:style>
    <style:style style:name="P39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1e82af" officeooo:paragraph-rsid="001e82af" style:font-size-asian="10pt"/>
    </style:style>
    <style:style style:name="P40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3c8fd" officeooo:paragraph-rsid="0023c8fd" style:font-size-asian="10pt"/>
    </style:style>
    <style:style style:name="P41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47c89" officeooo:paragraph-rsid="00247c89" style:font-size-asian="10pt"/>
    </style:style>
    <style:style style:name="P42" style:family="paragraph" style:parent-style-name="List_20_Paragraph">
      <style:paragraph-properties fo:margin-top="0cm" fo:margin-bottom="0cm" loext:contextual-spacing="false"/>
      <style:text-properties style:font-name="Lato" fo:font-size="10pt" officeooo:paragraph-rsid="0047d30c" style:font-size-asian="10pt"/>
    </style:style>
    <style:style style:name="P43" style:family="paragraph" style:parent-style-name="List_20_Paragraph">
      <style:paragraph-properties fo:margin-top="0cm" fo:margin-bottom="0cm" loext:contextual-spacing="false"/>
      <style:text-properties style:font-name="Lato" fo:font-size="10pt" officeooo:rsid="0048e442" officeooo:paragraph-rsid="0048e442" style:font-size-asian="10pt"/>
    </style:style>
    <style:style style:name="P44" style:family="paragraph" style:parent-style-name="List_20_Paragraph">
      <style:paragraph-properties fo:margin-top="0cm" fo:margin-bottom="0cm" loext:contextual-spacing="false"/>
      <style:text-properties style:font-name="Lato" fo:font-size="10pt" officeooo:paragraph-rsid="004a1dee" style:font-size-asian="10pt"/>
    </style:style>
    <style:style style:name="P45" style:family="paragraph" style:parent-style-name="List_20_Paragraph" style:list-style-name="WWNum9">
      <style:paragraph-properties fo:margin-top="0cm" fo:margin-bottom="0cm" loext:contextual-spacing="false"/>
    </style:style>
    <style:style style:name="P46" style:family="paragraph" style:parent-style-name="List_20_Paragraph" style:list-style-name="WWNum9">
      <style:paragraph-properties fo:margin-top="0cm" fo:margin-bottom="0cm" loext:contextual-spacing="false"/>
      <style:text-properties officeooo:paragraph-rsid="001e82af"/>
    </style:style>
    <style:style style:name="P47" style:family="paragraph" style:parent-style-name="List_20_Paragraph" style:list-style-name="WWNum9">
      <style:paragraph-properties fo:margin-top="0cm" fo:margin-bottom="0cm" loext:contextual-spacing="false"/>
      <style:text-properties officeooo:rsid="001e82af" officeooo:paragraph-rsid="001e82af"/>
    </style:style>
    <style:style style:name="P48" style:family="paragraph" style:parent-style-name="List_20_Paragraph" style:list-style-name="WWNum9">
      <style:paragraph-properties fo:margin-top="0cm" fo:margin-bottom="0cm" loext:contextual-spacing="false"/>
      <style:text-properties officeooo:rsid="0023c8fd" officeooo:paragraph-rsid="00247c89"/>
    </style:style>
    <style:style style:name="P49" style:family="paragraph" style:parent-style-name="List_20_Paragraph">
      <style:paragraph-properties fo:margin-top="0cm" fo:margin-bottom="0cm" loext:contextual-spacing="false">
        <style:tab-stops>
          <style:tab-stop style:position="4.886cm"/>
          <style:tab-stop style:position="16.51cm" style:type="right"/>
        </style:tab-stops>
      </style:paragraph-properties>
      <style:text-properties style:font-name="Lato Light1" fo:font-size="9pt" fo:font-weight="normal" officeooo:rsid="0048e442" officeooo:paragraph-rsid="0048e442" style:font-size-asian="9pt" style:font-weight-asian="normal" style:font-size-complex="9pt" style:font-weight-complex="normal"/>
    </style:style>
    <style:style style:name="T1" style:family="text">
      <style:text-properties officeooo:rsid="0042ada5"/>
    </style:style>
    <style:style style:name="T2" style:family="text">
      <style:text-properties style:font-name="Lato"/>
    </style:style>
    <style:style style:name="T3" style:family="text">
      <style:text-properties style:font-name="Lato" fo:font-weight="bold" style:font-weight-asian="bold"/>
    </style:style>
    <style:style style:name="T4" style:family="text">
      <style:text-properties style:font-name="Lato" fo:font-weight="bold" officeooo:rsid="002f3e81" style:font-weight-asian="bold" style:font-weight-complex="bold"/>
    </style:style>
    <style:style style:name="T5" style:family="text">
      <style:text-properties style:font-name="Lato" fo:font-size="10pt" style:font-size-asian="10pt"/>
    </style:style>
    <style:style style:name="T6" style:family="text">
      <style:text-properties style:font-name="Lato" fo:font-size="10pt" style:font-size-asian="10pt" style:font-size-complex="10pt"/>
    </style:style>
    <style:style style:name="T7" style:family="text">
      <style:text-properties style:font-name="Lato" fo:font-size="10pt" officeooo:rsid="00226cf0" style:font-size-asian="10pt" style:font-size-complex="10pt"/>
    </style:style>
    <style:style style:name="T8" style:family="text">
      <style:text-properties style:font-name="Lato" fo:font-size="10pt" officeooo:rsid="001e82af" style:font-size-asian="10pt"/>
    </style:style>
    <style:style style:name="T9" style:family="text">
      <style:text-properties style:font-name="Lato" fo:font-size="10pt" officeooo:rsid="001ef307" style:font-size-asian="10pt"/>
    </style:style>
    <style:style style:name="T10" style:family="text">
      <style:text-properties style:font-name="Lato" fo:font-size="10pt" officeooo:rsid="0020e855" style:font-size-asian="10pt"/>
    </style:style>
    <style:style style:name="T11" style:family="text">
      <style:text-properties style:font-name="Lato" fo:font-size="10pt" officeooo:rsid="00226cf0" style:font-size-asian="10pt"/>
    </style:style>
    <style:style style:name="T12" style:family="text">
      <style:text-properties style:font-name="Lato" fo:font-size="10pt" officeooo:rsid="0023c8fd" style:font-size-asian="10pt"/>
    </style:style>
    <style:style style:name="T13" style:family="text">
      <style:text-properties style:font-name="Lato" fo:font-size="10pt" officeooo:rsid="00247c89" style:font-size-asian="10pt"/>
    </style:style>
    <style:style style:name="T14" style:family="text">
      <style:text-properties style:font-name="Lato" fo:font-size="10pt" officeooo:rsid="0033a156" style:font-size-asian="10pt"/>
    </style:style>
    <style:style style:name="T15" style:family="text">
      <style:text-properties style:font-name="Lato" fo:font-size="10pt" fo:font-weight="bold" style:font-size-asian="10pt" style:font-weight-asian="bold"/>
    </style:style>
    <style:style style:name="T16" style:family="text">
      <style:text-properties style:font-name="Lato" fo:font-size="10pt" fo:font-weight="bold" style:font-size-asian="10pt" style:font-weight-asian="bold" style:font-size-complex="10pt"/>
    </style:style>
    <style:style style:name="T17" style:family="text">
      <style:text-properties style:font-name="Lato" fo:font-size="10pt" fo:font-weight="bold" officeooo:rsid="00226cf0" style:font-size-asian="10pt" style:font-weight-asian="bold" style:font-size-complex="10pt" style:font-weight-complex="bold"/>
    </style:style>
    <style:style style:name="T18" style:family="text">
      <style:text-properties style:font-name="Lato" fo:font-size="10pt" fo:font-weight="bold" officeooo:rsid="0040f5ad" style:font-size-asian="10pt" style:font-weight-asian="bold" style:font-size-complex="10pt" style:font-weight-complex="bold"/>
    </style:style>
    <style:style style:name="T19" style:family="text">
      <style:text-properties style:font-name="Lato" fo:font-size="10pt" fo:font-weight="bold" officeooo:rsid="0047d30c" style:font-size-asian="10pt" style:font-weight-asian="bold" style:font-size-complex="10pt" style:font-weight-complex="bold"/>
    </style:style>
    <style:style style:name="T20" style:family="text">
      <style:text-properties style:font-name="Lato" fo:font-size="10pt" fo:font-weight="bold" officeooo:rsid="003cbc28" style:font-size-asian="10pt" style:font-weight-asian="bold" style:font-size-complex="10pt"/>
    </style:style>
    <style:style style:name="T21" style:family="text">
      <style:text-properties style:font-name="Lato" fo:font-size="10pt" fo:font-weight="bold" style:font-size-asian="10pt" style:font-weight-asian="bold" style:font-weight-complex="bold"/>
    </style:style>
    <style:style style:name="T22" style:family="text">
      <style:text-properties style:font-name="Lato" fo:font-size="10pt" fo:font-weight="bold" officeooo:rsid="0020e855" style:font-size-asian="10pt" style:font-weight-asian="bold" style:font-weight-complex="bold"/>
    </style:style>
    <style:style style:name="T23" style:family="text">
      <style:text-properties style:font-name="Lato" fo:font-size="10pt" fo:font-weight="bold" officeooo:rsid="00226cf0" style:font-size-asian="10pt" style:font-weight-asian="bold" style:font-weight-complex="bold"/>
    </style:style>
    <style:style style:name="T24" style:family="text">
      <style:text-properties style:font-name="Lato" fo:font-size="10pt" fo:font-weight="bold" officeooo:rsid="0047d30c" style:font-size-asian="10pt" style:font-weight-asian="bold" style:font-weight-complex="bold"/>
    </style:style>
    <style:style style:name="T25" style:family="text">
      <style:text-properties style:font-name="Lato"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Lato" fo:font-size="10pt" fo:font-weight="normal" officeooo:rsid="00226cf0" style:font-size-asian="10pt" style:font-weight-asian="normal" style:font-size-complex="10pt" style:font-weight-complex="normal"/>
    </style:style>
    <style:style style:name="T27" style:family="text">
      <style:text-properties style:font-name="Lato" fo:font-size="10pt" fo:font-weight="normal" officeooo:rsid="003d104b" style:font-size-asian="10pt" style:font-weight-asian="normal" style:font-size-complex="10pt" style:font-weight-complex="normal"/>
    </style:style>
    <style:style style:name="T28" style:family="text">
      <style:text-properties style:font-name="Lato" fo:font-size="10pt" fo:font-weight="normal" officeooo:rsid="003cbc28" style:font-size-asian="10pt" style:font-weight-asian="normal" style:font-size-complex="10pt" style:font-weight-complex="normal"/>
    </style:style>
    <style:style style:name="T29" style:family="text">
      <style:text-properties style:font-name="Lato" fo:font-size="10pt" fo:font-weight="normal" officeooo:rsid="0040f5ad" style:font-size-asian="10pt" style:font-weight-asian="normal" style:font-size-complex="10pt" style:font-weight-complex="normal"/>
    </style:style>
    <style:style style:name="T30" style:family="text">
      <style:text-properties style:font-name="Lato" fo:font-size="10pt" fo:font-weight="normal" officeooo:rsid="0047d30c" style:font-size-asian="10pt" style:font-weight-asian="normal" style:font-size-complex="10pt" style:font-weight-complex="normal"/>
    </style:style>
    <style:style style:name="T31" style:family="text">
      <style:text-properties style:font-name="Lato" officeooo:rsid="002f3e81"/>
    </style:style>
    <style:style style:name="T32" style:family="text">
      <style:text-properties style:font-name="Lato" fo:font-weight="normal" officeooo:rsid="002f3e81" style:font-weight-asian="normal" style:font-weight-complex="normal"/>
    </style:style>
    <style:style style:name="T33" style:family="text">
      <style:text-properties style:font-name="Lato" style:text-underline-style="none" fo:font-weight="bold" officeooo:rsid="002f3e81" style:font-weight-asian="bold" style:font-weight-complex="bold"/>
    </style:style>
    <style:style style:name="T34" style:family="text">
      <style:text-properties style:font-name="Lato" style:text-underline-style="none" fo:font-weight="normal" officeooo:rsid="002f613d" style:font-weight-asian="normal" style:font-weight-complex="normal"/>
    </style:style>
    <style:style style:name="T35" style:family="text">
      <style:text-properties fo:color="#595959" style:font-name="Lato"/>
    </style:style>
    <style:style style:name="T36" style:family="text">
      <style:text-properties fo:color="#595959" style:font-name="Lato" fo:font-size="10pt" style:font-size-asian="10pt" style:font-size-complex="10pt"/>
    </style:style>
    <style:style style:name="T37" style:family="text">
      <style:text-properties fo:color="#595959" style:font-name="Lato" fo:font-size="10pt" officeooo:rsid="0025fd69" style:font-size-asian="10pt" style:font-size-complex="10pt"/>
    </style:style>
    <style:style style:name="T38" style:family="text">
      <style:text-properties fo:color="#404040" style:font-name="Lato" fo:font-size="10pt" fo:font-weight="bold" style:font-size-asian="10pt" style:font-weight-asian="bold"/>
    </style:style>
    <style:style style:name="T39" style:family="text">
      <style:text-properties fo:color="#404040" style:font-name="Lato" fo:font-size="10pt" fo:font-weight="bold" style:font-size-asian="10pt" style:font-weight-asian="bold" style:font-size-complex="10pt" style:font-weight-complex="normal"/>
    </style:style>
    <style:style style:name="T40" style:family="text">
      <style:text-properties fo:color="#404040" style:font-name="Lato" fo:font-size="10pt" style:font-size-asian="10pt"/>
    </style:style>
    <style:style style:name="T41" style:family="text">
      <style:text-properties fo:color="#404040" style:font-name="Lato Hairline" fo:font-size="9pt" fo:font-weight="bold" style:font-size-asian="9pt" style:font-weight-asian="bold" style:font-size-complex="9pt"/>
    </style:style>
    <style:style style:name="T42" style:family="text">
      <style:text-properties fo:color="#404040" style:font-name="Lato Hairline" fo:font-size="9pt" fo:font-weight="bold" officeooo:rsid="0040f5ad" style:font-size-asian="9pt" style:font-weight-asian="bold" style:font-size-complex="9pt"/>
    </style:style>
    <style:style style:name="T43" style:family="text">
      <style:text-properties fo:color="#404040" style:font-name="Lato Hairline" fo:font-size="9pt" fo:font-weight="bold" officeooo:rsid="0047d30c" style:font-size-asian="9pt" style:font-weight-asian="bold" style:font-size-complex="9pt"/>
    </style:style>
    <style:style style:name="T44" style:family="text">
      <style:text-properties fo:font-size="10pt" officeooo:rsid="00226cf0" style:font-size-asian="10pt"/>
    </style:style>
    <style:style style:name="T45" style:family="text">
      <style:text-properties fo:font-size="10pt" fo:font-weight="bold" style:font-size-asian="10pt" style:font-weight-asian="bold"/>
    </style:style>
    <style:style style:name="T46" style:family="text">
      <style:text-properties fo:font-size="10pt" fo:font-weight="bold" officeooo:rsid="0047d30c" style:font-size-asian="10pt" style:font-weight-asian="bold"/>
    </style:style>
    <style:style style:name="T47" style:family="text">
      <style:text-properties fo:font-variant="normal" fo:text-transform="none" style:font-name="Lato2" fo:font-size="10pt" fo:letter-spacing="normal" fo:font-style="normal" fo:font-weight="bold" officeooo:rsid="0047d30c" style:font-size-asian="10pt" style:font-weight-asian="bold" style:font-weight-complex="bold"/>
    </style:style>
    <style:style style:name="T48" style:family="text">
      <style:text-properties fo:font-variant="normal" fo:text-transform="none" style:font-name="Lato2" fo:font-size="10pt" fo:letter-spacing="normal" fo:font-style="normal" fo:font-weight="normal" officeooo:rsid="0047d30c" style:font-size-asian="10pt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4a1dee" style:font-weight-asian="bold" style:font-weight-complex="bold"/>
    </style:style>
    <style:style style:name="T51" style:family="text">
      <style:text-properties officeooo:rsid="004a1dee"/>
    </style:style>
    <style:style style:name="T52" style:family="text">
      <style:text-properties officeooo:rsid="004bc7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harlton Groves</text:p>
      <text:p text:style-name="P26">39 Creswick St Clayfield, Brisbane, 4011</text:p>
      <text:p text:style-name="P25"><text:span text:style-name="T4">Email:</text:span><text:span text:style-name="T33"> </text:span><text:span text:style-name="T34">charltongroves@gmail.com</text:span><text:span text:style-name="T2"><text:tab/></text:span><text:span text:style-name="T4">Web Site: </text:span><text:span text:style-name="T32">charltongroves.com</text:span><text:span text:style-name="T2"><text:line-break/></text:span><text:span text:style-name="T4">Phone: </text:span><text:span text:style-name="T2">0401001014<text:tab/></text:span><text:span text:style-name="T4">Github: </text:span><text:span text:style-name="T31">github.com/charltongroves</text:span></text:p>
      <text:h text:style-name="P18" text:outline-level="1"><text:span text:style-name="T35"><text:line-break/></text:span><text:span text:style-name="T2">Work Experience</text:span></text:h>
      <text:p text:style-name="P9"/>
      <text:p text:style-name="P2"><text:span text:style-name="T3">Web Development</text:span><text:span text:style-name="T5"><text:tab/>Brisbane, QLD</text:span></text:p>
      <text:p text:style-name="P10"><text:span text:style-name="T38">Olive Way</text:span><text:span text:style-name="T40"> </text:span><text:span text:style-name="T5">– Ecommerce clothing brand (Full Stack) (</text:span><text:span text:style-name="T10">Postgres, </text:span><text:span text:style-name="T5">R</text:span><text:span text:style-name="T9">uby </text:span><text:span text:style-name="T5">o</text:span><text:span text:style-name="T9">n </text:span><text:span text:style-name="T5">R</text:span><text:span text:style-name="T9">ails</text:span><text:span text:style-name="T5">, sl</text:span><text:span text:style-name="T9">im)</text:span><text:span text:style-name="T5"><text:tab/>2016</text:span></text:p>
      <text:list xml:id="list6044024262156631857" text:style-name="WWNum9">
        <text:list-item>
          <text:p text:style-name="P35"><text:span text:style-name="T5">Quickly learned and comprehended </text:span><text:span text:style-name="T10">the technologies used in an</text:span><text:span text:style-name="T5"> existing codebase.</text:span></text:p>
        </text:list-item>
        <text:list-item>
          <text:p text:style-name="P36">Came up with solutions to seemingly intractable problems.</text:p>
        </text:list-item>
        <text:list-item>
          <text:p text:style-name="P36">Performed front end optimizations to improve user experience.</text:p>
        </text:list-item>
        <text:list-item>
          <text:p text:style-name="P37">Fixed database schema and performed database migrations.</text:p>
        </text:list-item>
      </text:list>
      <text:p text:style-name="P12"/>
      <text:p text:style-name="P11"><text:span text:style-name="T38">Richard Groves Architects</text:span><text:span text:style-name="T40"> </text:span><text:span text:style-name="T5">- Architecture firm </text:span><text:span text:style-name="T10">(Html/CSS/jQuery)</text:span><text:span text:style-name="T5"><text:tab/>2016-2017</text:span></text:p>
      <text:list xml:id="list142413070611757" text:continue-numbering="true" text:style-name="WWNum9">
        <text:list-item>
          <text:p text:style-name="P38">Developed with the client an extensive requirements list.</text:p>
        </text:list-item>
        <text:list-item>
          <text:p text:style-name="P38">Designed and drew paper prototypes to ensure requirements were satisfied.</text:p>
        </text:list-item>
        <text:list-item>
          <text:p text:style-name="P45"><text:span text:style-name="T5">Implemented </text:span><text:span text:style-name="T10">clean and maintainable code in html/css/jQuery using best practices.</text:span></text:p>
        </text:list-item>
        <text:list-item>
          <text:p text:style-name="P38">Integrated company with Google, Google maps, and Facebook. Performed SEO.</text:p>
        </text:list-item>
        <text:list-item>
          <text:p text:style-name="P38">Worked independently through a project life cycle.</text:p>
        </text:list-item>
      </text:list>
      <text:p text:style-name="P21"/>
      <text:p text:style-name="P2"><text:span text:style-name="T3">Private Tutoring</text:span><text:span text:style-name="T5"><text:tab/>Brisbane, QLD</text:span></text:p>
      <text:p text:style-name="P4">High School Tutor for Math B, Physics, and Chemistry.<text:tab/>2015-Present</text:p>
      <text:list xml:id="list142414377050046" text:continue-numbering="true" text:style-name="WWNum9">
        <text:list-item>
          <text:p text:style-name="P47"><text:span text:style-name="T5">Explained complex concepts using eas</text:span><text:span text:style-name="T10">y</text:span><text:span text:style-name="T5"> to understand terms.</text:span></text:p>
        </text:list-item>
        <text:list-item>
          <text:p text:style-name="P39">Developed action plans based on students’ academic goals.</text:p>
        </text:list-item>
        <text:list-item>
          <text:p text:style-name="P39">Communicated with parents to update them on their child’s progress.</text:p>
        </text:list-item>
      </text:list>
      <text:p text:style-name="P4"/>
      <text:p text:style-name="P2"><text:span text:style-name="T15">Bar Staff, Hospitality </text:span><text:span text:style-name="T5"><text:tab/>Brisbane, QLD</text:span></text:p>
      <text:p text:style-name="P5">Brothers Rugby Club<text:tab/>2015-2016</text:p>
      <text:list xml:id="list142414374920055" text:continue-numbering="true" text:style-name="WWNum9">
        <text:list-item>
          <text:p text:style-name="P39">Maintained high standards of customer service during high volume and<text:line-break/>fast paced operations.</text:p>
        </text:list-item>
        <text:list-item>
          <text:p text:style-name="P46"><text:span text:style-name="T8">Built loyal customers through friendly interactions and consistent appreciation.</text:span><text:span text:style-name="T5"><text:line-break/></text:span></text:p>
        </text:list-item>
      </text:list>
      <text:h text:style-name="P19" text:outline-level="1"/>
      <text:h text:style-name="P19" text:outline-level="1">Projects</text:h>
      <text:p text:style-name="P23"/>
      <text:p text:style-name="P30"><text:span text:style-name="T46">DriveSafe</text:span><text:span text:style-name="T45"><text:line-break/></text:span><text:span text:style-name="T48">A multiplatform webapp that processes IVMS data into easy to read feedback on how you are driving. DriveSafe was made with a </text:span><text:span text:style-name="T47">Python</text:span><text:span text:style-name="T48"> backend and </text:span><text:span text:style-name="T47">React</text:span><text:span text:style-name="T48"> frontend. It won </text:span><text:span text:style-name="T47">first place </text:span><text:span text:style-name="T48">out of 16 projects submitted for the Brisbane Unearthed Hackathon. Read more here charltongroves.com/code/drivesafe</text:span></text:p>
      <text:p text:style-name="P29"><text:span text:style-name="T15"/></text:p>
      <text:p text:style-name="P22"><text:span text:style-name="T15">SyncUQ</text:span><text:span text:style-name="T5"> <text:line-break/>A University of Queensland exclusive schedule sharing and social media platform. </text:span><text:span text:style-name="T11">It</text:span><text:span text:style-name="T10"> allows users to find out whether their friends are free as they go on a lunch break at university. </text:span><text:span text:style-name="T11">(due for release May 2017)</text:span><text:span text:style-name="T5"><text:line-break/></text:span><text:bookmark text:name="_GoBack"/><text:span text:style-name="T5">Frontend: </text:span><text:span text:style-name="T21">Purescript</text:span><text:span text:style-name="T5">, </text:span><text:span text:style-name="T21">JavaScript</text:span><text:span text:style-name="T5"><text:line-break/>Backend: </text:span><text:span text:style-name="T21">Python</text:span><text:span text:style-name="T5"> (using </text:span><text:span text:style-name="T21">Flask</text:span><text:span text:style-name="T5"> and </text:span><text:span text:style-name="T21">SQLAlchemy</text:span><text:span text:style-name="T5">), </text:span><text:span text:style-name="T21">Postgres</text:span><text:span text:style-name="T5">, </text:span><text:span text:style-name="T21">Heroku</text:span></text:p>
      <text:p text:style-name="P24"/>
      <text:p text:style-name="P22"><text:span text:style-name="T15">Duxcom<text:line-break/></text:span><text:span text:style-name="T5">Open source, turn based isometric game. Developed </text:span><text:span text:style-name="T12">with a team of 50+ in</text:span><text:span text:style-name="T5"> </text:span><text:span text:style-name="T21">Java</text:span><text:span text:style-name="T5"> using</text:span><text:span text:style-name="T21"> </text:span><text:span text:style-name="T22">C</text:span><text:span text:style-name="T21">ontinuous </text:span><text:span text:style-name="T22">I</text:span><text:span text:style-name="T21">ntegration</text:span><text:span text:style-name="T5"> and </text:span><text:span text:style-name="T22">TDD</text:span><text:span text:style-name="T10">. </text:span><text:span text:style-name="T11">The project was fully integrated with tools such as </text:span><text:span text:style-name="T23">Git</text:span><text:span text:style-name="T11">, </text:span><text:span text:style-name="T23">Jenkins </text:span><text:span text:style-name="T11">(to assist with continuous integration), and </text:span><text:span text:style-name="T23">SonarQube</text:span><text:span text:style-name="T11"> (To ensure clean code).</text:span></text:p>
      <text:p text:style-name="P24"><text:span text:style-name="T44"/></text:p>
      <text:p text:style-name="P22"><text:span text:style-name="T15">Personal Website</text:span><text:span text:style-name="T5"> – </text:span><text:span text:style-name="T11">R</text:span><text:span text:style-name="T5">ead more about my projects here <text:s/></text:span><text:a xlink:type="simple" xlink:href="http://www.charltongroves.com/" text:style-name="Internet_20_link" text:visited-style-name="Visited_20_Internet_20_Link"><text:span text:style-name="T5">charltongroves.com</text:span></text:a><text:span text:style-name="T5"> (</text:span><text:span text:style-name="T24">React, JS, CSS</text:span><text:span text:style-name="T5">)</text:span></text:p>
      <text:p text:style-name="P31"><text:span text:style-name="T43">These are only a select few of my personal projects. Please visit my website or my github to see more</text:span></text:p>
      <text:h text:style-name="P19" text:outline-level="1"><text:soft-page-break/></text:h>
      <text:h text:style-name="P19" text:outline-level="1">Technologies </text:h>
      <text:p text:style-name="P6"/>
      <text:p text:style-name="P2"><text:span text:style-name="T6">Object Oriented Programming – </text:span><text:span text:style-name="T16">Java</text:span><text:span text:style-name="T6"> </text:span></text:p>
      <text:p text:style-name="P2"><text:span text:style-name="T6">Scripting – </text:span><text:span text:style-name="T16">Python </text:span><text:span text:style-name="T6">|</text:span><text:span text:style-name="T16"> JavaScript </text:span><text:span text:style-name="T29">| </text:span><text:span text:style-name="T18">Ruby*</text:span></text:p>
      <text:p text:style-name="P2"><text:span text:style-name="T6">Functional – </text:span><text:span text:style-name="T16">Haskell*</text:span></text:p>
      <text:p text:style-name="P2"><text:span text:style-name="T6">Systems Programming–</text:span><text:span text:style-name="T16"> C </text:span><text:span text:style-name="T6">|</text:span><text:span text:style-name="T16"> Assembly*</text:span></text:p>
      <text:p text:style-name="P32"><text:span text:style-name="T6">Web Technologies - </text:span><text:span text:style-name="T16">HTML</text:span><text:span text:style-name="T6">/</text:span><text:span text:style-name="T16">CSS</text:span><text:span text:style-name="T6">/</text:span><text:span text:style-name="T16">JS </text:span><text:span text:style-name="T6">| </text:span><text:span text:style-name="T19">React </text:span><text:span text:style-name="T30">| </text:span><text:span text:style-name="T19">Redux </text:span><text:span text:style-name="T30">|</text:span><text:span text:style-name="T16"> jQuery</text:span><text:span text:style-name="T25"> | </text:span><text:span text:style-name="T16">Flask</text:span><text:span text:style-name="T20"> </text:span><text:span text:style-name="T6">|</text:span><text:span text:style-name="T16"> elm </text:span><text:span text:style-name="T28">| </text:span><text:span text:style-name="T20">Sinatra*</text:span><text:span text:style-name="T25"> | </text:span><text:span text:style-name="T16">Purescript* </text:span><text:span text:style-name="T27">| </text:span><text:span text:style-name="T16">Rails*</text:span></text:p>
      <text:p text:style-name="P2"><text:span text:style-name="T6">Tools - </text:span><text:span text:style-name="T16">Git </text:span><text:span text:style-name="T6">|</text:span><text:span text:style-name="T16"> Jenkins </text:span><text:span text:style-name="T6">|</text:span><text:span text:style-name="T16"> SonarQube </text:span><text:span text:style-name="T6">|</text:span><text:span text:style-name="T16"> Heroku </text:span><text:span text:style-name="T26">| </text:span><text:span text:style-name="T17">AWS</text:span></text:p>
      <text:p text:style-name="P2"><text:span text:style-name="T6">OS - </text:span><text:span text:style-name="T16">Linux</text:span><text:span text:style-name="T6"> |</text:span><text:span text:style-name="T16"> Windows </text:span><text:span text:style-name="T6">| </text:span><text:span text:style-name="T16">OS X</text:span></text:p>
      <text:p text:style-name="P15"><text:span text:style-name="T6">DB – </text:span><text:span text:style-name="T16">MySQL</text:span><text:span text:style-name="T6"> |</text:span><text:span text:style-name="T16"> Postgres</text:span><text:span text:style-name="T3"><text:line-break/></text:span><text:span text:style-name="T39">*</text:span><text:span text:style-name="T42">developing proficiency </text:span><text:span text:style-name="T41"><text:line-break/></text:span></text:p>
      <text:h text:style-name="P19" text:outline-level="1"/>
      <text:h text:style-name="P19" text:outline-level="1">Education</text:h>
      <text:p text:style-name="P8"/>
      <text:p text:style-name="P2"><text:span text:style-name="T16">University of Queensland</text:span><text:span text:style-name="T6"><text:tab/>Brisbane, QLD</text:span></text:p>
      <text:p text:style-name="P7">Bachelor of Science, Extended Major in Computer Science<text:tab/>2015-2018</text:p>
      <text:p text:style-name="P2"><text:span text:style-name="T37">Highly active </text:span><text:span text:style-name="T36">UQ Computing Society </text:span><text:span text:style-name="T37">member</text:span></text:p>
      <text:p text:style-name="P13">2015 – Focus on Physics/Mathematics Dual Major<text:line-break/>2016-2018 – Focus on Computer Science Extended Major</text:p>
      <text:p text:style-name="P14">GPA overall: 5.31 <text:s/>| <text:s/>GPA Comp Sci Related: 5.75</text:p>
      <text:p text:style-name="P13"/>
      <text:p text:style-name="P2"><text:span text:style-name="T16">Church of England Grammar School (Churchie)</text:span><text:span text:style-name="T6"><text:tab/>Brisbane, QLD</text:span></text:p>
      <text:p text:style-name="P2"><text:span text:style-name="T7">Year</text:span><text:span text:style-name="T6"> 6-12<text:tab/>2008-2014</text:span></text:p>
      <text:p text:style-name="P2"><text:span text:style-name="T36">Full colors for academic excellence</text:span><text:span text:style-name="T6"><text:tab/></text:span></text:p>
      <text:p text:style-name="P3"/>
      <text:h text:style-name="P19" text:outline-level="1"/>
      <text:h text:style-name="P33" text:outline-level="1">Awards</text:h>
      <text:p text:style-name="P42"/>
      <text:p text:style-name="P43">Brisbane Unearthed Hackathon – <text:span text:style-name="T49">First Place</text:span></text:p>
      <text:p text:style-name="P49">My project ‘DriveSafe’ won out of the 16 projects submitted/pitched</text:p>
      <text:p text:style-name="P49"/>
      <text:p text:style-name="P44"><text:span text:style-name="T51">Shoot the Architect, National Photography portraiture prize – High Commendation</text:span></text:p>
      <text:p text:style-name="P44">Young Archie, National traditional art portraiture prize – High Commendation</text:p>
      <text:p text:style-name="P16"/>
      <text:h text:style-name="P20" text:outline-level="1"/>
      <text:h text:style-name="P20" text:outline-level="1">References</text:h>
      <text:p text:style-name="P17"><text:span text:style-name="T5"><text:line-break/></text:span><text:span text:style-name="T16">Character Reference</text:span></text:p>
      <text:list xml:id="list142412828378592" text:continue-numbering="true" text:style-name="WWNum9">
        <text:list-item>
          <text:p text:style-name="P40">Hans Pearson, President of Brothers Rugby Club Albion - 0408 188 140</text:p>
        </text:list-item>
        <text:list-item>
          <text:p text:style-name="P48"><text:span text:style-name="T5">Sally Quayle, </text:span><text:span text:style-name="T13">P</text:span><text:span text:style-name="T5">arent of tutoring student – </text:span><text:span text:style-name="T14">0403 042 037</text:span></text:p>
        </text:list-item>
        <text:list-item>
          <text:p text:style-name="P41">Bruce Davidson, Group CEO – bdavo@bigpond.net.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Georgia" svg:font-family="Georgia"/>
    <style:font-face style:name="Lato" svg:font-family="Lato"/>
    <style:font-face style:name="Lato Hairline" svg:font-family="'Lato Hairline'"/>
    <style:font-face style:name="Lato Light" svg:font-family="'Lato Light'"/>
    <style:font-face style:name="Lato Medium" svg:font-family="'Lato Medium'"/>
    <style:font-face style:name="Lato2" svg:font-family="Lato, sans-serif"/>
    <style:font-face style:name="FreeSans1" svg:font-family="FreeSans" style:font-family-generic="swiss"/>
    <style:font-face style:name="Lato1" svg:font-family="Lato" style:font-pitch="variable"/>
    <style:font-face style:name="Lato3" svg:font-family="Lato" style:font-adornments="Regular" style:font-pitch="variable"/>
    <style:font-face style:name="Lato Light1" svg:font-family="'Lato Light'" style:font-pitch="variable"/>
    <style:font-face style:name="Lato Thin" svg:font-family="'Lato Thin'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212cm" fo:margin-bottom="0.212cm" loext:contextual-spacing="false" fo:text-align="start" style:justify-single-word="false" fo:orphans="2" fo:widows="2" fo:text-indent="0cm" style:auto-text-indent="false" style:writing-mode="lr-tb">
        <style:tab-stops>
          <style:tab-stop style:position="16.51cm" style:type="right"/>
        </style:tab-stops>
      </style:paragraph-properties>
      <style:text-properties style:font-name="Georgia" fo:font-family="Georgi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o Medium" fo:font-family="'Lato Medium'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o Light" fo:font-family="'Lato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76cm" loext:contextual-spacing="false" fo:keep-together="always" fo:padding-left="0cm" fo:padding-right="0cm" fo:padding-top="0cm" fo:padding-bottom="0.176cm" fo:border-left="none" fo:border-right="none" fo:border-top="none" fo:border-bottom="0.51pt solid #00000a" fo:keep-with-next="always"/>
      <style:text-properties fo:text-transform="uppercase" fo:color="#000000" fo:font-size="12pt" fo:letter-spacing="0.044cm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weight="bold" style:font-weight-asian="bold"/>
    </style:style>
    <style:style style:name="Name" style:family="paragraph" style:parent-style-name="Standard" style:default-outline-level="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Contact_20_Info" style:display-name="Contact Info" style:family="paragraph" style:parent-style-name="Standard" style:default-outline-level="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/>
    <style:style style:name="Contact_20_info" style:display-name="Contact info" style:family="paragraph" style:parent-style-name="Standard" style:default-outline-level="">
      <style:paragraph-properties fo:margin-left="0.159cm" fo:margin-right="0cm" fo:margin-top="0cm" fo:margin-bottom="0cm" loext:contextual-spacing="false" fo:text-indent="0cm" style:auto-text-indent="false">
        <style:tab-stops/>
      </style:paragraph-properties>
      <style:text-properties fo:color="#969696" style:font-name="Calibri" fo:font-family="Calibri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</style:tab-stops>
      </style:paragraph-properties>
    </style:style>
    <style:style style:name="Endnote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000000" style:font-name="Georgia" fo:font-family="Georgia" fo:font-size="12pt" fo:letter-spacing="0.044cm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family="Arial" fo:font-weight="bold" style:font-weight-asian="bold"/>
    </style:style>
    <style:style style:name="Normal_20_Bold" style:display-name="Normal Bold" style:family="text">
      <style:text-properties fo:font-weight="bold" style:font-weight-asian="bold"/>
    </style:style>
    <style:style style:name="Normal_20_Italic" style:display-name="Normal Italic" style:family="text" style:parent-style-name="Default_20_Paragraph_20_Font">
      <style:text-properties style:font-name="Arial" fo:font-family="Arial"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style:font-name="Georgia" fo:font-family="Georgia"/>
    </style:style>
    <style:style style:name="Footer_20_Char" style:display-name="Footer Char" style:family="text" style:parent-style-name="Default_20_Paragraph_20_Font">
      <style:text-properties style:font-name="Georgia" fo:font-family="Georgia"/>
    </style:style>
    <style:style style:name="_5f_tgc" style:display-name="_tgc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3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8.2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9.5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0.796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2.0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23.3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24.606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5.8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7.1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3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3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3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Lato3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ato3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ato Thin" fo:font-size="9pt" officeooo:rsid="003ac5e3" officeooo:paragraph-rsid="003ac5e3" style:font-size-asian="7.84999990463257pt" style:font-size-complex="9pt"/>
    </style:style>
    <style:style style:name="MT1" style:family="text">
      <style:text-properties officeooo:rsid="0042ada5"/>
    </style:style>
    <style:style style:name="MT2" style:family="text">
      <style:text-properties officeooo:rsid="004bc7c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his document is accurate as of <text:span text:style-name="MT1">12</text:span>-0<text:span text:style-name="MT2">5</text:span>-201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editing-cycles>50</meta:editing-cycles>
    <meta:creation-date>2017-02-07T09:52:00</meta:creation-date>
    <dc:date>2017-05-12T14:18:03.117264965</dc:date>
    <meta:editing-duration>P1DT15H15M37S</meta:editing-duration>
    <meta:generator>LibreOffice/5.2.2.2$Linux_X86_64 LibreOffice_project/20m0$Build-2</meta:generator>
    <meta:document-statistic meta:table-count="0" meta:image-count="0" meta:object-count="0" meta:page-count="2" meta:paragraph-count="60" meta:word-count="572" meta:character-count="3861" meta:non-whitespace-character-count="33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